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aef" officeooo:paragraph-rsid="00018aef"/>
    </style:style>
    <style:style style:name="P2" style:family="paragraph" style:parent-style-name="Standard">
      <style:text-properties officeooo:paragraph-rsid="00018aef"/>
    </style:style>
    <style:style style:name="T1" style:family="text">
      <style:text-properties officeooo:rsid="00018a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are 4 approach to this.</text:p>
      <text:p text:style-name="P1">list operation searches the whole list and put the duplicate number into memory, not very efficient</text:p>
      <text:p text:style-name="P1">hash table – using the except function to show which one is duplicate, interesting</text:p>
      <text:p text:style-name="P2"><text:span text:style-name="T1">math using </text:span>2∗(a+b+c)−(a+a+b+b+c)=c </text:p>
      <text:p text:style-name="P2"><text:tab/><text:span text:style-name="T1">the only issue with math is that it supports only 1 value aka C that’s ONLY APPEAR once while other appears twice. This is not scalable.</text:span></text:p>
      <text:p text:style-name="P1">Bit manipulation: when you xor a with a you get 0. using this method you apply it across for all the value and you get the unique single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23T06:00:12.051000000</dc:date>
    <meta:editing-duration>PT5M6S</meta:editing-duration>
    <meta:editing-cycles>1</meta:editing-cycles>
    <meta:document-statistic meta:table-count="0" meta:image-count="0" meta:object-count="0" meta:page-count="1" meta:paragraph-count="6" meta:word-count="93" meta:character-count="520" meta:non-whitespace-character-count="430"/>
  </office:meta>
</office:document-meta>
</file>